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164A5A94CBED041260B.png" manifest:media-type="image/png"/>
  <manifest:file-entry manifest:full-path="Pictures/10000001000001990000008BA88F45293CD7A51B.png" manifest:media-type="image/png"/>
  <manifest:file-entry manifest:full-path="Pictures/10000001000000DD00000065C9EDA810FF292311.png" manifest:media-type="image/png"/>
  <manifest:file-entry manifest:full-path="Pictures/1000000100000231000001C05B4198301AB80858.png" manifest:media-type="image/png"/>
  <manifest:file-entry manifest:full-path="Pictures/100000010000023C000001B2DA671905798420CC.png" manifest:media-type="image/png"/>
  <manifest:file-entry manifest:full-path="Pictures/100000010000018F00000050471D28C0E0206AB1.png" manifest:media-type="image/png"/>
  <manifest:file-entry manifest:full-path="Pictures/100000010000003B000000605226CC810E8553F8.png" manifest:media-type="image/png"/>
  <manifest:file-entry manifest:full-path="Pictures/100000010000026100000045C0D8DB967C975AA3.png" manifest:media-type="image/png"/>
  <manifest:file-entry manifest:full-path="Pictures/100000010000008D0000005C30943F1CCA6AD887.png" manifest:media-type="image/png"/>
  <manifest:file-entry manifest:full-path="Pictures/10000001000000C10000007248A299B69ADC598B.png" manifest:media-type="image/png"/>
  <manifest:file-entry manifest:full-path="Pictures/1000000100000292000000856CA2060809F82747.png" manifest:media-type="image/png"/>
  <manifest:file-entry manifest:full-path="Pictures/10000001000001C40000018465374415ACFD6F79.png" manifest:media-type="image/png"/>
  <manifest:file-entry manifest:full-path="Pictures/10000001000002100000029E7DC67BFE9DDB6F6E.png" manifest:media-type="image/png"/>
  <manifest:file-entry manifest:full-path="Pictures/100000010000026700000210149E7F8427E35397.png" manifest:media-type="image/png"/>
  <manifest:file-entry manifest:full-path="Pictures/100000010000023C000001B2B37E48EB2E435D29.png" manifest:media-type="image/png"/>
  <manifest:file-entry manifest:full-path="Pictures/10000001000002C9000001A5D5CA5F18CAC86B29.png" manifest:media-type="image/png"/>
  <manifest:file-entry manifest:full-path="Pictures/10000001000002A30000015066DABC14BE153958.png" manifest:media-type="image/png"/>
  <manifest:file-entry manifest:full-path="Pictures/100000010000016B000000AD7D6CF881576026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01cm" svg:y="0.048cm" svg:width="5.847cm" svg:height="2.672cm" draw:z-index="0"><draw:image xlink:href="Pictures/10000001000000DD00000065C9EDA810FF292311.png" xlink:type="simple" xlink:show="embed" xlink:actuate="onLoad" draw:mime-type="image/png"/></draw:frame><draw:frame draw:style-name="fr1" draw:name="Image2" text:anchor-type="char" svg:x="8.17cm" svg:y="0.101cm" svg:width="1.561cm" svg:height="2.54cm" draw:z-index="1"><draw:image xlink:href="Pictures/100000010000003B000000605226CC810E8553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11.848cm" svg:y="0.423cm" svg:width="3.731cm" svg:height="2.434cm" draw:z-index="3"><draw:image xlink:href="Pictures/100000010000008D0000005C30943F1CCA6AD887.png" xlink:type="simple" xlink:show="embed" xlink:actuate="onLoad" draw:mime-type="image/png"/></draw:frame></text:p>
      <text:p text:style-name="Standard"><draw:frame draw:style-name="fr1" draw:name="Image3" text:anchor-type="char" svg:x="0.153cm" svg:y="0cm" svg:width="10.557cm" svg:height="2.117cm" draw:z-index="2"><draw:image xlink:href="Pictures/100000010000018F00000050471D28C0E0206A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12.642cm" svg:y="0.455cm" svg:width="5.106cm" svg:height="3.016cm" draw:z-index="5"><draw:image xlink:href="Pictures/10000001000000C10000007248A299B69ADC598B.png" xlink:type="simple" xlink:show="embed" xlink:actuate="onLoad" draw:mime-type="image/png"/></draw:frame></text:p>
      <text:p text:style-name="Standard"><draw:frame draw:style-name="fr1" draw:name="Image5" text:anchor-type="char" svg:x="-0.191cm" svg:y="0.206cm" svg:width="12.476cm" svg:height="1.826cm" draw:z-index="4"><draw:image xlink:href="Pictures/100000010000026100000045C0D8DB967C975A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-0.291cm" svg:y="0.037cm" svg:width="13.503cm" svg:height="3.436cm" draw:z-index="6"><draw:image xlink:href="Pictures/1000000100000292000000856CA2060809F827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-0.192cm" svg:y="0cm" svg:width="8.973cm" svg:height="7.703cm" draw:z-index="7"><draw:image xlink:href="Pictures/10000001000001C40000018465374415ACFD6F7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048cm" svg:y="0cm" svg:width="15.095cm" svg:height="12.959cm" draw:z-index="8"><draw:image xlink:href="Pictures/100000010000026700000210149E7F8427E35397.png" xlink:type="simple" xlink:show="embed" xlink:actuate="onLoad" draw:mime-type="image/png"/></draw:frame><draw:frame draw:style-name="fr1" draw:name="Image10" text:anchor-type="char" svg:x="0cm" svg:y="13.42cm" svg:width="14.905cm" svg:height="8.8cm" draw:z-index="9"><draw:image xlink:href="Pictures/10000001000002C9000001A5D5CA5F18CAC86B2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cm" svg:y="-0.942cm" svg:width="15.408cm" svg:height="7.669cm" draw:z-index="10"><draw:image xlink:href="Pictures/10000001000002A30000015066DABC14BE153958.png" xlink:type="simple" xlink:show="embed" xlink:actuate="onLoad" draw:mime-type="image/png"/></draw:frame><text:soft-page-break/></text:p>
      <text:p text:style-name="Standard"><draw:frame draw:style-name="fr2" draw:name="Image12" text:anchor-type="char" svg:width="12.622cm" svg:height="16.018cm" draw:z-index="11"><draw:image xlink:href="Pictures/10000001000002100000029E7DC67BFE9DDB6F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x="0.164cm" svg:y="0.159cm" svg:width="7.89cm" svg:height="3.761cm" draw:z-index="14"><draw:image xlink:href="Pictures/100000010000016B000000AD7D6CF8815760262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char" svg:x="0.072cm" svg:y="0.108cm" svg:width="7.186cm" svg:height="5.452cm" draw:z-index="12"><draw:image xlink:href="Pictures/100000010000023C000001B2DA671905798420CC.png" xlink:type="simple" xlink:show="embed" xlink:actuate="onLoad" draw:mime-type="image/png"/></draw:frame><draw:frame draw:style-name="fr1" draw:name="Image14" text:anchor-type="char" svg:x="8.606cm" svg:y="0.058cm" svg:width="7.599cm" svg:height="5.766cm" draw:z-index="13"><draw:image xlink:href="Pictures/100000010000023C000001B2B37E48EB2E435D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8" text:anchor-type="char" svg:x="-0.085cm" svg:y="0.439cm" svg:width="10.821cm" svg:height="3.678cm" draw:z-index="17"><draw:image xlink:href="Pictures/10000001000001990000008BA88F45293CD7A5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6" text:anchor-type="char" svg:x="-0.131cm" svg:y="1.081cm" svg:width="7.673cm" svg:height="6.128cm" draw:z-index="15"><draw:image xlink:href="Pictures/1000000100000231000001C05B4198301AB80858.png" xlink:type="simple" xlink:show="embed" xlink:actuate="onLoad" draw:mime-type="image/png"/></draw:frame><draw:frame draw:style-name="fr1" draw:name="Image17" text:anchor-type="char" svg:x="9.53cm" svg:y="0.318cm" svg:width="8.154cm" svg:height="6.962cm" draw:z-index="16"><draw:image xlink:href="Pictures/10000001000001A100000164A5A94CBED04126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9:06:54.264686761</meta:creation-date>
    <dc:date>2024-01-11T10:24:01.206431753</dc:date>
    <meta:editing-duration>PT3M45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4" meta:paragraph-count="1" meta:word-count="0" meta:character-count="1" meta:non-whitespace-character-count="0"/>
  </office:meta>
</office:document-meta>
</file>